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3D5000001D25F756CE1C44354A1.png" manifest:media-type="image/png"/>
  <manifest:file-entry manifest:full-path="Pictures/10000201000001E700000220A2D2EA0B6F5333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3465a4" draw:fill-color="#bccced" draw:textarea-vertical-align="middle" draw:auto-grow-height="fals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3465a4" draw:fill-color="#bccced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width="0.212cm" svg:stroke-color="#3465a4" draw:marker-start-width="0.518cm" draw:marker-end-width="0.518cm" draw:fill-color="#435f9e" draw:textarea-horizontal-align="justify" draw:textarea-vertical-align="middle" draw:auto-grow-height="false" fo:min-height="0.71cm" fo:min-width="0.46cm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3465a4" draw:fill-color="#435f9e" draw:textarea-horizontal-align="justify" draw:textarea-vertical-align="middle" draw:auto-grow-height="false" fo:min-height="0.464cm" fo:min-width="0.335cm"/>
    </style:style>
    <style:style style:name="gr7" style:family="graphic" style:parent-style-name="standard">
      <style:graphic-properties draw:stroke="none" svg:stroke-color="#3465a4" draw:fill-color="#435f9e" draw:textarea-horizontal-align="justify" draw:textarea-vertical-align="middle" draw:auto-grow-height="false" fo:min-height="0.2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ccced"/>
      <style:paragraph-properties fo:text-align="center" style:writing-mode="lr-tb"/>
    </style:style>
    <style:style style:name="P3" style:family="paragraph">
      <loext:graphic-properties draw:fill-color="#bccced"/>
      <style:paragraph-properties fo:text-align="center"/>
    </style:style>
    <style:style style:name="P4" style:family="paragraph">
      <loext:graphic-properties draw:fill-color="#435f9e"/>
      <style:paragraph-properties fo:text-align="center"/>
    </style:style>
    <style:style style:name="P5" style:family="paragraph">
      <loext:graphic-properties draw:fill-color="#435f9e"/>
      <style:paragraph-properties fo:text-align="center" style:writing-mode="lr-tb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483cm" svg:height="0.559cm" svg:x="24.509cm" svg:y="1.75cm">
          <draw:image xlink:href="Pictures/10000201000001E700000220A2D2EA0B6F53335A.png" xlink:type="simple" xlink:show="embed" xlink:actuate="onLoad" draw:mime-type="image/png">
            <text:p/>
          </draw:image>
        </draw:frame>
        <draw:frame draw:style-name="gr2" draw:text-style-name="P1" draw:layer="layout" svg:width="0.66cm" svg:height="0.305cm" draw:transform="rotate (-0.698131700797732) translate (22.149cm 2.412cm)">
          <draw:image xlink:href="Pictures/10000200000003D5000001D25F756CE1C44354A1.png" xlink:type="simple" xlink:show="embed" xlink:actuate="onLoad" draw:mime-type="image/png">
            <text:p/>
          </draw:image>
        </draw:frame>
        <draw:custom-shape draw:style-name="gr3" draw:text-style-name="P2" draw:layer="layout" svg:width="0.52cm" svg:height="0.508cm" svg:x="23.143cm" svg:y="1.5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3" draw:layer="layout" svg:width="0.127cm" svg:height="0.127cm" svg:x="26.681cm" svg:y="1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2cm" svg:height="0.508cm" svg:x="20.444cm" svg:y="1.6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3" draw:layer="layout" svg:width="0.254cm" svg:height="0.254cm" svg:x="25.899cm" svg:y="2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27cm" svg:height="0.127cm" svg:x="23.903cm" svg:y="2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27cm" svg:height="0.127cm" svg:x="21.425cm" svg:y="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27cm" svg:height="0.127cm" svg:x="20.709cm" svg:y="2.7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4" draw:layer="layout" svg:width="1.172cm" svg:height="1.172cm" svg:x="27.237cm" svg:y="2.58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4" draw:layer="layout" svg:width="1.179cm" svg:height="1.01cm" svg:x="27.225cm" svg:y="2.20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414cm" svg:height="0.48cm" draw:transform="rotate (0.610167106497218) translate (27.135cm 2.29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frame draw:style-name="gr2" draw:text-style-name="P1" draw:layer="layout" svg:width="0.483cm" svg:height="0.559cm" svg:x="4.761cm" svg:y="1.75cm">
            <draw:image xlink:href="Pictures/10000201000001E700000220A2D2EA0B6F53335A.png" xlink:type="simple" xlink:show="embed" xlink:actuate="onLoad" draw:mime-type="image/png">
              <text:p/>
            </draw:image>
          </draw:frame>
          <draw:frame draw:style-name="gr1" draw:text-style-name="P1" draw:layer="layout" svg:width="0.66cm" svg:height="0.305cm" draw:transform="rotate (0.697433569096934) translate (7.098cm 2.836cm)">
            <draw:image xlink:href="Pictures/10000200000003D5000001D25F756CE1C44354A1.png" xlink:type="simple" xlink:show="embed" xlink:actuate="onLoad" draw:mime-type="image/png">
              <text:p/>
            </draw:image>
          </draw:frame>
          <draw:custom-shape draw:style-name="gr3" draw:text-style-name="P2" draw:layer="layout" svg:width="0.52cm" svg:height="0.508cm" svg:x="6.09cm" svg:y="1.554cm">
            <text:p/>
            <draw:enhanced-geometry svg:viewBox="0 0 21600 21600" draw:text-areas="6722 8256 14878 15460" draw:mirror-horizontal="true" draw:type="star5" draw:enhanced-path="M 10797 0 L 8278 8256 0 8256 6722 13405 4198 21600 10797 16580 17401 21600 14878 13405 21600 8256 13321 8256 10797 0 Z N"/>
          </draw:custom-shape>
          <draw:custom-shape draw:style-name="gr4" draw:text-style-name="P3" draw:layer="layout" svg:width="0.127cm" svg:height="0.127cm" svg:x="2.944cm" svg:y="1.88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2cm" svg:height="0.508cm" svg:x="8.789cm" svg:y="1.682cm">
            <text:p/>
            <draw:enhanced-geometry svg:viewBox="0 0 21600 21600" draw:text-areas="6722 8256 14878 15460" draw:mirror-horizontal="true" draw:type="star5" draw:enhanced-path="M 10797 0 L 8278 8256 0 8256 6722 13405 4198 21600 10797 16580 17401 21600 14878 13405 21600 8256 13321 8256 10797 0 Z N"/>
          </draw:custom-shape>
          <draw:custom-shape draw:style-name="gr4" draw:text-style-name="P3" draw:layer="layout" svg:width="0.254cm" svg:height="0.254cm" svg:x="3.6cm" svg:y="2.42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4" draw:text-style-name="P3" draw:layer="layout" svg:width="0.127cm" svg:height="0.127cm" svg:x="5.722cm" svg:y="2.3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27cm" svg:height="0.127cm" svg:x="8.2cm" svg:y="1.58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27cm" svg:height="0.127cm" svg:x="8.916cm" svg:y="2.774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5" draw:text-style-name="P4" draw:layer="layout" svg:width="1.172cm" svg:height="1.172cm" svg:x="1.344cm" svg:y="2.5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1.179cm" svg:height="1.01cm" svg:x="1.348cm" svg:y="2.2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414cm" svg:height="0.48cm" draw:transform="rotate (0.610167106497218) translate (2.004cm 2.29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6-20T15:13:42.159259982</meta:creation-date>
    <dc:date>2021-06-20T15:43:06.316612076</dc:date>
    <meta:editing-duration>PT11M21S</meta:editing-duration>
    <meta:editing-cycles>2</meta:editing-cycles>
    <meta:generator>LibreOffice/7.1.4.2$MacOSX_X86_64 LibreOffice_project/a529a4fab45b75fefc5b6226684193eb000654f6</meta:generator>
    <meta:document-statistic meta:object-count="27"/>
  </office:meta>
</office:document-meta>
</file>